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7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dde8cb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text-properties officeooo:rsid="0013c147" officeooo:paragraph-rsid="0013c147"/>
    </style:style>
    <style:style style:name="P21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2" style:family="paragraph" style:parent-style-name="Table_20_Contents">
      <style:paragraph-properties fo:text-align="center" style:justify-single-word="false"/>
      <style:text-properties officeooo:rsid="0018ecca" officeooo:paragraph-rsid="0018ecca"/>
    </style:style>
    <style:style style:name="P23" style:family="paragraph" style:parent-style-name="Table_20_Contents">
      <style:paragraph-properties fo:text-align="center" style:justify-single-word="false"/>
      <style:text-properties officeooo:rsid="001d8222" officeooo:paragraph-rsid="001d8222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27" style:family="paragraph" style:parent-style-name="Text_20_body">
      <style:text-properties officeooo:paragraph-rsid="000dbe12"/>
    </style:style>
    <style:style style:name="P28" style:family="paragraph" style:parent-style-name="Table_20_Contents">
      <style:paragraph-properties fo:text-align="center" style:justify-single-word="false"/>
      <style:text-properties style:text-position="0% 100%" officeooo:rsid="001ec480" officeooo:paragraph-rsid="001ec480"/>
    </style:style>
    <style:style style:name="P29" style:family="paragraph" style:parent-style-name="Table_20_Contents">
      <style:text-properties officeooo:rsid="001ff02e" officeooo:paragraph-rsid="001ff02e"/>
    </style:style>
    <style:style style:name="P30" style:family="paragraph" style:parent-style-name="Table_20_Contents">
      <style:text-properties officeooo:rsid="0021edd0" officeooo:paragraph-rsid="0021edd0"/>
    </style:style>
    <style:style style:name="P31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2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3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aa3f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  <style:style style:name="T10" style:family="text">
      <style:text-properties officeooo:rsid="0021edd0"/>
    </style:style>
    <style:style style:name="T11" style:family="text">
      <style:text-properties officeooo:rsid="0022a8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 text:c="11"/>Récapitulatifs des T<text:span text:style-name="T2">p</text:span>s <text:span text:style-name="T2">I</text:span><text:span text:style-name="T1">nformatique<text:tab/></text:span></text:h>
      <text:h text:style-name="P32" text:outline-level="1"><text:span text:style-name="T8">Binôme :</text:span><text:span text:style-name="T9"> BRUNET Lug, MACZYTA Nicolas</text:span></text:h>
      <text:p text:style-name="P25">Remplir la colonne « état » de chacun des items des Tps.</text:p>
      <text:p text:style-name="P24">A : <text:span text:style-name="T1">Mieux</text:span> que demandés et/ou exercices facultatifs <text:span text:style-name="T1">fait.</text:span><text:tab/><text:span text:style-name="T1">B : Testé et validé.</text:span></text:p>
      <text:p text:style-name="P26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23146249952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323146275568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553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562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57264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585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595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606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1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62320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63616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323146364704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33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32314625315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323146403680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0"/>
          </table:table-cell>
        </table:table-row>
        <table:table-row table:style-name="TableLine9432314640470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0563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06608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07888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0929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10816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12464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0726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323146414288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33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323146415248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323146436848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323146438000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323146438928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323146440400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323146441680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2" office:value-type="string">
            <text:p text:style-name="P23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323146442720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7" office:value-type="string">
            <text:p text:style-name="P16">E</text:p>
          </table:table-cell>
          <table:table-cell table:style-name="Tableau4.A1" office:value-type="string">
            <text:p text:style-name="P30">commencé</text:p>
          </table:table-cell>
        </table:table-row>
      </table:table>
      <text:h text:style-name="P33" text:outline-level="2">TP<text:span text:style-name="T5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323146417888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323146456336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22">B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323146457376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2" office:value-type="string">
            <text:p text:style-name="P28">B</text:p>
          </table:table-cell>
          <table:table-cell table:style-name="Tableau5.A1" office:value-type="string">
            <text:p text:style-name="P29"><text:span text:style-name="T11">Classe c</text:span>hiffreur de <text:span text:style-name="T10">M</text:span>athilde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1:08:43.720000000</meta:creation-date>
    <dc:date>2022-02-08T08:51:03.885527245</dc:date>
    <meta:editing-duration>PT1H26M23S</meta:editing-duration>
    <meta:editing-cycles>21</meta:editing-cycles>
    <meta:generator>LibreOffice/7.0.4.2$Linux_X86_64 LibreOffice_project/00$Build-2</meta:generator>
    <meta:document-statistic meta:table-count="4" meta:image-count="0" meta:object-count="0" meta:page-count="1" meta:paragraph-count="95" meta:word-count="222" meta:character-count="1247" meta:non-whitespace-character-count="1105"/>
  </office:meta>
</office:document-meta>
</file>